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ch-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um </text:p>
          </table:table-cell>
          <table:table-cell office:value-type="string" calcext:value-type="string">
            <text:p><text:s/>Männer</text:p>
          </table:table-cell>
          <table:table-cell office:value-type="string" calcext:value-type="string">
            <text:p><text:s/>D-Junioren </text:p>
          </table:table-cell>
          <table:table-cell office:value-type="string" calcext:value-type="string">
            <text:p><text:s/>E1-Junioren </text:p>
          </table:table-cell>
          <table:table-cell office:value-type="string" calcext:value-type="string">
            <text:p><text:s/>E2-Junioren </text:p>
          </table:table-cell>
          <table:table-cell office:value-type="string" calcext:value-type="string">
            <text:p><text:s/>F-Junioren</text:p>
          </table:table-cell>
        </table:table-row>
        <table:table-row table:style-name="ro1">
          <table:table-cell office:value-type="string" calcext:value-type="string">
            <text:p>Mi, 2.10. </text:p>
          </table:table-cell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<text:s text:c="2"/>Riethnordha. - Ho. 17:45 <text:s text:c="2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Do, 3.10. </text:p>
          </table:table-cell>
          <table:table-cell office:value-type="string" calcext:value-type="string">
            <text:p><text:s text:c="2"/>Ho. - Udestedt 15:00 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Ho. - Gispersleben 10:00 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Schloßvippa. - Ho. 09:00 <text:s/></text:p>
          </table:table-cell>
        </table:table-row>
        <table:table-row table:style-name="ro1">
          <table:table-cell office:value-type="string" calcext:value-type="string">
            <text:p>Fr, 4.10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a, 5.10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o, 6.10. </text:p>
          </table:table-cell>
          <table:table-cell office:value-type="string" calcext:value-type="string">
            <text:p><text:s text:c="2"/>Ho. - Nöda 11:30 <text:s text:c="2"/></text:p>
          </table:table-cell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Fr, 18.10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a, 19.10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o, 20.10. </text:p>
          </table:table-cell>
          <table:table-cell office:value-type="string" calcext:value-type="string">
            <text:p><text:s text:c="2"/>Frohndorf - Ho. 15:00 <text:s text:c="2"/></text:p>
          </table:table-cell>
          <table:table-cell office:value-type="string" calcext:value-type="string">
            <text:p><text:s text:c="2"/>Ho. - Weißensee 11:30 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Ho. - Stotternheim 10:00 <text:s text:c="2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Fr, 25.10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a, 26.10. 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<text:s text:c="2"/>Marbach - Ho. 10:00 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Büßleben – Ho. 10:30 <text:s/></text:p>
          </table:table-cell>
        </table:table-row>
        <table:table-row table:style-name="ro1">
          <table:table-cell office:value-type="string" calcext:value-type="string">
            <text:p>So, 27.10.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Gispersleben – Ho. 11:00 <text:s text:c="2"/>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Do, 31.10. 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2"/>Ho. - Gispersleben 10:00 <text:s text:c="2"/>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Fr, 1.11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a, 2.11. </text:p>
          </table:table-cell>
          <table:table-cell table:number-columns-repeated="4"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So, 3.11. </text:p>
          </table:table-cell>
          <table:table-cell table:number-columns-repeated="4" office:value-type="string" calcext:value-type="string">
            <text:p><text:s text:c="4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23T08:45:30.991684245</dc:date>
    <meta:editing-duration>PT5M25S</meta:editing-duration>
    <meta:editing-cycles>1</meta:editing-cycles>
    <meta:document-statistic meta:table-count="1" meta:cell-count="95" meta:object-count="0"/>
    <meta:generator>LibreOffice/6.3.1.2$Linux_X86_64 LibreOffice_project/522b3d05dbc14df140b4b4e8cb5fa288e6bf2465</meta:generator>
  </office:meta>
</office:document-meta>
</file>